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44B17BF5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Tw Cen MT Condensed" svg:font-family="'Tw Cen MT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title">
      <style:graphic-properties draw:stroke="none" draw:fill="none" fo:min-height="2.297cm"/>
    </style:style>
    <style:style style:name="P1" style:family="paragraph">
      <style:paragraph-properties fo:line-height="90%" fo:text-align="start" style:punctuation-wrap="hanging" style:writing-mode="lr-tb"/>
      <style:text-properties fo:hyphenate="false"/>
    </style:style>
    <style:style style:name="P2" style:family="paragraph">
      <style:text-properties fo:font-size="29.3999996185303pt"/>
    </style:style>
    <style:style style:name="P3" style:family="paragraph">
      <style:paragraph-properties fo:margin-top="0cm" fo:margin-bottom="0cm" fo:line-height="80%" style:punctuation-wrap="hanging" style:writing-mode="lr-tb"/>
      <style:text-properties fo:hyphenate="false"/>
    </style:style>
    <style:style style:name="P4" style:family="paragraph">
      <style:text-properties fo:font-size="58.700000762939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w Cen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eading Table Data</text:p>
          </draw:text-box>
        </draw:frame>
        <draw:frame presentation:style-name="pr5" draw:layer="layout" svg:width="25.2cm" svg:height="12.179cm" svg:x="1.4cm" svg:y="5.066cm" presentation:class="outline">
          <draw:text-box>
            <text:p text:style-name="P1"><text:span text:style-name="T1">1. read.table, read.csv : For reading tabular data.</text:span></text:p>
            <text:p text:style-name="P1"><text:span text:style-name="T1">2. readLines: For reading lines of a text file.</text:span></text:p>
            <text:p text:style-name="P1"><text:span text:style-name="T1">3. source: For reading in R code files.</text:span></text:p>
            <text:p text:style-name="P1"><text:span text:style-name="T1">4. dget: For reading in R code files.</text:span></text:p>
            <text:p text:style-name="P1"><text:span text:style-name="T1">5 load: For reading in saved workspace.</text:span></text:p>
            <text:p text:style-name="P1"><text:span text:style-name="T1">6 Unserialize: For reading single R objects in binary form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 text:style-name="P3"><text:span text:style-name="T2">Writing data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text:style-name="P1"><text:span text:style-name="T1">Write.table</text:span></text:p>
              </text:list-item>
              <text:list-item>
                <text:p text:style-name="P1"><text:span text:style-name="T1">writeLines</text:span></text:p>
              </text:list-item>
              <text:list-item>
                <text:p text:style-name="P1"><text:span text:style-name="T1">Dump</text:span></text:p>
              </text:list-item>
              <text:list-item>
                <text:p text:style-name="P1"><text:span text:style-name="T1">Dput</text:span></text:p>
              </text:list-item>
              <text:list-item>
                <text:p text:style-name="P1"><text:span text:style-name="T1">Save</text:span></text:p>
              </text:list-item>
              <text:list-item>
                <text:p text:style-name="P1"><text:span text:style-name="T1">Serialize</text:span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ead.Table</text:p>
          </draw:text-box>
        </draw:frame>
        <draw:frame presentation:style-name="pr5" draw:layer="layout" svg:width="25.2cm" svg:height="12.179cm" svg:x="1.4cm" svg:y="5.066cm" presentation:class="outline">
          <draw:text-box>
            <text:p text:style-name="P1"><text:span text:style-name="T1">It is one of the most commonly used function for reading data.</text:span></text:p>
            <text:p text:style-name="P1"><text:span text:style-name="T1">1. file : The name of file, or a connection</text:span></text:p>
            <text:p text:style-name="P1"><text:span text:style-name="T1">2. header : Logical indicating if the line has a header line.</text:span></text:p>
            <text:p text:style-name="P1"><text:span text:style-name="T1">3 sep: <text:s/>A string indicating how the columns are separated.</text:span></text:p>
            <text:p text:style-name="P1"><text:span text:style-name="T1">4 colClass : A character vector indicating the class of each column in the dataset.</text:span></text:p>
            <text:p text:style-name="P1"><text:span text:style-name="T1">5 nrows : The number of rows in the dataset.</text:span></text:p>
            <text:p text:style-name="P1"><text:span text:style-name="T1">6 comment.char: A character string indicating the comment character</text:span></text:p>
            <text:p text:style-name="P1"><text:span text:style-name="T1">7 skip: The number of lines to skip from the beginning.</text:span></text:p>
            <text:p text:style-name="P1"><text:span text:style-name="T1">8 StringAsFactors: <text:s/>Should character variable be coded as factors.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Exampl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There is a csv file with data as follows.</text:p>
                <text:p>"Ozone","Solar.R","Wind","Temp","Month","Day"</text:p>
              </text:list-header>
              <text:list-item>
                <text:p>41,190,7.4,67,5,1</text:p>
              </text:list-item>
              <text:list-item>
                <text:p>36,118,8,72,5,2</text:p>
              </text:list-item>
              <text:list-item>
                <text:p>12,149,12.6,74,5,3</text:p>
              </text:list-item>
              <text:list-item>
                <text:p>18,313,11.5,62,5,4</text:p>
              </text:list-item>
              <text:list-item>
                <text:p>NA,NA,14.3,56,5,5</text:p>
              </text:list-item>
              <text:list-item>
                <text:p>28,NA,14.9,66,5,6</text:p>
                <text:p>Now we will load this file and perform some operations on 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<text:s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irquality&lt;-read.table("hw1_data.csv", <text:s/>## the name of file</text:p>
                <text:p>header=TRUE, <text:s text:c="6"/>## whether header is present or not</text:p>
                <text:p>sep=",", <text:s text:c="17"/>## separator of file </text:p>
                <text:p>quote="\"", <text:s text:c="11"/>## the character used to cite the variables of mode character</text:p>
                <text:p>dec=".", <text:s text:c="16"/>## the character used for decimal point</text:p>
                <text:p>row.names= <text:s text:c="9"/>## vector of row names</text:p>
                <text:p>col.names= <text:s text:c="10"/>## vector of col names</text:p>
                <text:p>nrows=5, <text:s text:c="14"/>## the maximum number of lines to read</text:p>
                <text:p>skip = 1, <text:s text:c="15"/>## the number of lines to be skipped</text:p>
                <text:p>fill = TRUE, <text:s text:c="10"/>## if TRUE then blanks needs to be added </text:p>
                <text:p>strip.white=TRUE, <text:s/>## delete extra space before and after character variable</text:p>
                <text:p>blank.lines.skip=TRUE) <text:s/>## ignore blank lines</text:p>
              </text:list-item>
            </text:list>
          </draw:text-box>
        </draw:frame>
        <draw:frame presentation:style-name="pr7" draw:text-style-name="P4" draw:layer="layout" svg:width="7.864cm" svg:height="2.297cm" svg:x="8.536cm" svg:y="1.2cm">
          <draw:text-box>
            <text:p text:style-name="P4">Example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varian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re are four more alternate of read.table which are very useful.</text:p>
                <text:p>Read.csv(file, header=TRUE, sep=”,”, quote=”\””, dec=”.”,fill=TRUE, ...)</text:p>
                <text:p>read.csv2(file, header=TRUE, sep=”;”,quote=”\””, dec=”.”,fill=TRUE, ...)</text:p>
                <text:p><text:s/>Read.delim(file, header=TRUE, sep=”\t”, quote=”\””, dec=”.”,fill=TRUE, ...)</text:p>
                <text:p>read.delim2(file, header=TRUE, sep=”\t”,quote=”\””, dec=”.”,fill=TRUE, ...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Load the following dat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 text:c="5"/>id, <text:s text:c="2"/>name, <text:s text:c="3"/>salary, <text:s text:c="2"/>start_date, <text:s text:c="4"/>dept</text:p>
              </text:list-item>
              <text:list-item>
                <text:p>1 <text:s text:c="5"/>1 <text:s text:c="3"/>Rick <text:s text:c="4"/>623.30 <text:s text:c="3"/>2012-01-01 <text:s text:c="5"/>IT</text:p>
              </text:list-item>
              <text:list-item>
                <text:p>2 <text:s text:c="5"/>2 <text:s text:c="3"/>Dan <text:s text:c="5"/>515.20 <text:s text:c="3"/>2013-09-23 <text:s text:c="5"/>Operations</text:p>
              </text:list-item>
              <text:list-item>
                <text:p>3 <text:s text:c="5"/>3 <text:s text:c="3"/>Michelle 611.00 <text:s text:c="3"/>2014-11-15 <text:s text:c="5"/>IT</text:p>
              </text:list-item>
              <text:list-item>
                <text:p>4 <text:s text:c="5"/>4 <text:s text:c="3"/>Ryan <text:s text:c="4"/>729.00 <text:s text:c="3"/>2014-05-11 <text:s text:c="5"/>HR</text:p>
              </text:list-item>
              <text:list-item>
                <text:p>5 <text:s text:c="4"/>NA <text:s text:c="3"/>Gary <text:s text:c="4"/>843.25 <text:s text:c="3"/>2015-03-27 <text:s text:c="5"/>Finance</text:p>
              </text:list-item>
              <text:list-item>
                <text:p>6 <text:s text:c="5"/>6 <text:s text:c="3"/>Nina <text:s text:c="4"/>578.00 <text:s text:c="3"/>2013-05-21 <text:s text:c="5"/>IT</text:p>
              </text:list-item>
              <text:list-item>
                <text:p>7 <text:s text:c="5"/>7 <text:s text:c="3"/>Simon <text:s text:c="3"/>632.80 <text:s text:c="3"/>2013-07-30 <text:s text:c="5"/>Operations</text:p>
              </text:list-item>
              <text:list-item>
                <text:p>8 <text:s text:c="5"/>8 <text:s text:c="3"/>Guru <text:s text:c="4"/>722.50 <text:s text:c="3"/>2014-06-17 <text:s text:c="5"/>Finan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Find the following thing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Number of column of data</text:p>
                <text:p>ncol(data)</text:p>
              </text:list-item>
              <text:list-item>
                <text:p>Number of row of data</text:p>
                <text:p>ncol(data)</text:p>
              </text:list-item>
              <text:list-item>
                <text:p>Maximum salary from data frame</text:p>
                <text:p>Sal&lt;-max(data$salary)</text:p>
              </text:list-item>
              <text:list-item>
                <text:p>Find rows where department=IT</text:p>
                <text:p>subset(data, dept == “IT”)</text:p>
              </text:list-item>
              <text:list-item>
                <text:p>Find data where salary&gt;600 and department=IT</text:p>
                <text:p>subset(data, salary&gt;600 &amp; dept == “IT”)</text:p>
              </text:list-item>
              <text:list-item>
                <text:p>Find data where start date &gt; 01-01-2014</text:p>
                <text:p>subset(data, as.Date(start_date) &gt; as.Date(“2014-01-01”)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4.591cm" svg:x="1.4cm" svg:y="0.038cm" presentation:class="title" presentation:user-transformed="true">
          <draw:text-box>
            <text:p>Writting into a csv<text:line-break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## creating a data frame</text:p>
                <text:p>data&lt;-read.csv(“input.csv”)</text:p>
                <text:p>retval&lt;-subset(data, as.Data(Start_date) &gt; as.Date(“2014-01-01”))</text:p>
                <text:p>## Write filtered data into a new file</text:p>
                <text:p>write.csv(retval,”output.csv”)</text:p>
                <text:p>newdata&lt;-read.csv(“output.csv”)</text:p>
                <text:p>new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eading from Exce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icrosoftexcel is the most widely used <text:s/>program. R can directly read data from excel. First you need to install xlsx package.</text:p>
              </text:list-item>
              <text:list-item>
                <text:p>Install.packages(“xlsx”)</text:p>
                <text:p>##Load the library into R workspace.</text:p>
                <text:p>library(“xlsx”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Create data 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Create an excel and put this data in sheet1</text:p>
              </text:list-header>
              <text:list-item>
                <text:p>id<text:tab/>name <text:s text:c="5"/>salary <text:s text:c="3"/>start_date<text:tab/>dept</text:p>
              </text:list-item>
              <text:list-item>
                <text:p>1<text:tab/>Rick<text:tab/> <text:s/>623.3<text:tab/> <text:s text:c="3"/>1/1/2012<text:tab/>IT</text:p>
              </text:list-item>
              <text:list-item>
                <text:p>2<text:tab/>Dan <text:s text:c="6"/>515.2 <text:s text:c="4"/>9/23/2013 <text:s text:c="2"/>Operations</text:p>
              </text:list-item>
              <text:list-item>
                <text:p>3<text:tab/>Michelle <text:s/>611<text:tab/> <text:s text:c="3"/>11/15/2014<text:tab/>IT</text:p>
              </text:list-item>
              <text:list-item>
                <text:p>4<text:tab/>Ryan<text:tab/> <text:s/>729<text:tab/> <text:s text:c="3"/>5/11/2014<text:tab/>HR</text:p>
              </text:list-item>
              <text:list-item>
                <text:p>5<text:tab/>Gary<text:tab/> <text:s/>843.25 <text:s text:c="3"/>3/27/2015<text:tab/>Finance</text:p>
              </text:list-item>
              <text:list-item>
                <text:p>6<text:tab/>Nina<text:tab/> <text:s/>578 <text:s text:c="6"/>5/21/2013<text:tab/>IT</text:p>
              </text:list-item>
              <text:list-item>
                <text:p>7<text:tab/>Simon<text:tab/> <text:s/>632.8<text:tab/> <text:s text:c="3"/>7/30/2013<text:tab/>Operations</text:p>
              </text:list-item>
              <text:list-item>
                <text:p>8<text:tab/>Guru<text:tab/> <text:s/>722.5<text:tab/> <text:s text:c="3"/>6/17/2014<text:tab/>Finance </text:p>
                <text:p/>
                <text:p>Create another worksheet in same <text:s/>excel and insert following data with name city</text:p>
              </text:list-item>
              <text:list-item>
                <text:p>Name city</text:p>
                <text:p>Rick <text:s/>Seattle</text:p>
                <text:p>Dan <text:s text:c="2"/>Tampa</text:p>
                <text:p>Ryan <text:s/>Seattle</text:p>
                <text:p>Nina <text:s/>Bost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## Reading the excel file</text:p>
                <text:p>data&lt;-read.xlsx(“input.xlsx”, sheetIndex = 1)</text:p>
                <text:p>print(data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XML dat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##Loading xml data</text:p>
                <text:p>## load the package required to read XML files.</text:p>
                <text:p>library(“XML”)</text:p>
                <text:p>## Also load the other required package.</text:p>
                <text:p>library(“methods”)</text:p>
                <text:p>## Give the input file name to the function</text:p>
                <text:p>result&lt;- xmlParse(file=”input.xml”)</text:p>
                <text:p>print(result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-Web Dat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sing R programs we can programmatically extract data from websites. So first you need to install required packages.</text:p>
                <text:p>Install.package(“RCurl”)</text:p>
                <text:p>Install.package(“XML”)</text:p>
                <text:p>Install.package(“stringr”)</text:p>
                <text:p>Install.package(“plyr”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eading Dat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# Read the URL.</text:p>
                <text:p>url&lt;-”html://www.geos.ed.ac.uk/~weather/jcmb_ws/”</text:p>
              </text:list-item>
              <text:list-item>
                <text:p>“weather”</text:p>
              </text:list-item>
              <text:list-item>
                <text:p>#Gather the html links present in the webpage.</text:p>
              </text:list-item>
              <text:list-item>
                <text:p>links&lt;-getHTMLLinks(url)</text:p>
                <text:p># Identify the links which points to JCMB 2015 file</text:p>
              </text:list-item>
              <text:list-item>
                <text:p>filenames&lt;-links[str_detect(links,”JCMB_2015”)]</text:p>
                <text:p># Store the filename as list</text:p>
              </text:list-item>
              <text:list-item>
                <text:p>filenames_list&lt;-as.list(filenames)</text:p>
                <text:p>#create a function to download the files by passing the URL and filename</text:p>
              </text:list-item>
              <text:list-item>
                <text:p>Downloadcsv&lt;-function(mainurl,filename) {</text:p>
                <text:p><text:s text:c="3"/>filedetails&lt;-str_c(mainurl,filename)</text:p>
                <text:p><text:s text:c="3"/>download.file(filedetails,filename)</text:p>
                <text:p>}</text:p>
                <text:p>#Now apply the l_ply function and save the files into the current R working directory.</text:p>
                <text:p>l_ply(filenames,downloadcsv,mainurl=”html://www.geos.ed.ac.uk/~weather/jcmb_ws/”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Connect to Databa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R can connect to many relational database like Mysql, Oracle, Sqlserver and fetch records from them as a data frame. So first we need to install the required packages.</text:p>
              </text:list-header>
              <text:list-item>
                <text:p>Install.packages(“RMySQL”)</text:p>
                <text:p>## create a connection object to MySql database</text:p>
              </text:list-item>
              <text:list-item>
                <text:p>mysqlconnection=dbConnect(MySQL(),user='root',password=' ', dbname='sakila',host='localhost')</text:p>
                <text:p>## <text:s/>List the tables available in this database.</text:p>
              </text:list-item>
              <text:list-item>
                <text:p>dblistTables(mysqlconnection)</text:p>
                <text:p>## to query the database</text:p>
              </text:list-item>
              <text:list-item>
                <text:p>result=dbSendQuery(mysqlconnection,”select * from actor”)</text:p>
                <text:p>## store the result in a dataframe</text:p>
              </text:list-item>
              <text:list-item>
                <text:p>data.frame=fetch(result,n=5)</text:p>
              </text:list-item>
              <text:list-item>
                <text:p>print(data.fam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" svg:font-family="'Tw Cen MT'"/>
    <style:font-face style:name="Tw Cen MT Condensed" svg:font-family="'Tw Cen MT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44B17BF5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4:25:10.590969087</meta:creation-date>
    <dc:date>2017-03-07T14:25:41.780537462</dc:date>
    <meta:editing-duration>P0D</meta:editing-duration>
    <meta:editing-cycles>1</meta:editing-cycles>
    <meta:document-statistic meta:object-count="102"/>
    <meta:generator>LibreOffice/4.2.8.2$Linux_X86_64 LibreOffice_project/420m0$Build-2</meta:generator>
  </office:meta>
</office:document-meta>
</file>